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1.324cm" fo:min-width="3.72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6.6cm"/>
    </style:style>
    <style:style style:name="gr4" style:family="graphic" style:parent-style-name="standard">
      <style:graphic-properties draw:textarea-horizontal-align="justify" draw:textarea-vertical-align="middle" draw:auto-grow-height="false" fo:min-height="1.388cm" fo:min-width="1.704cm"/>
    </style:style>
    <style:style style:name="gr5" style:family="graphic" style:parent-style-name="standard">
      <style:graphic-properties draw:textarea-horizontal-align="justify" draw:textarea-vertical-align="middle" draw:auto-grow-height="false" fo:min-height="1.8cm" fo:min-width="1.95cm"/>
    </style:style>
    <style:style style:name="gr6" style:family="graphic" style:parent-style-name="standard">
      <style:graphic-properties draw:textarea-horizontal-align="justify" draw:textarea-vertical-align="middle" draw:auto-grow-height="false" fo:min-height="1.73cm" fo:min-width="3.6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4cm" svg:height="2.7cm" svg:x="7.6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cm" svg:height="2.5cm" svg:x="6.4cm" svg:y="5.2cm">
          <text:p text:style-name="P1">Wprowadz liczbe</text:p>
          <text:p text:style-name="P1">Całkowita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7.1cm" svg:height="2.3cm" svg:x="6cm" svg:y="8.6cm">
          <text:p text:style-name="P1">Oblicz </text:p>
          <text:p text:style-name="P1">n=n+1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5cm" svg:height="2.6cm" svg:x="7.4cm" svg:y="12.2cm">
          <text:p text:style-name="P1">Pokaż</text:p>
          <text:p text:style-name="P1">N=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4.9cm" svg:height="4.1cm" svg:x="6.7cm" svg:y="16cm">
          <text:p text:style-name="P1">Czy dodawać</text:p>
          <text:p text:style-name="P1">Dalej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5.9cm" svg:height="2.8cm" svg:x="6.4cm" svg:y="21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0.3cm" svg:y1="4.3cm" svg:x2="10.588cm" svg:y2="5.2cm" draw:start-shape="id1" draw:start-glue-point="8" draw:end-shape="id2" draw:end-glue-point="4" svg:d="M10300 4300v451h288v449" svg:viewBox="0 0 289 901">
          <text:p/>
        </draw:connector>
        <draw:connector draw:style-name="gr7" draw:text-style-name="P2" draw:layer="layout" svg:x1="9.75cm" svg:y1="7.7cm" svg:x2="9.55cm" svg:y2="8.6cm" draw:start-shape="id2" draw:start-glue-point="8" draw:end-shape="id3" draw:end-glue-point="0" svg:d="M9750 7700v451h-200v449" svg:viewBox="0 0 201 901">
          <text:p/>
        </draw:connector>
        <draw:connector draw:style-name="gr7" draw:text-style-name="P2" draw:layer="layout" svg:x1="9.55cm" svg:y1="10.9cm" svg:x2="9.15cm" svg:y2="12.2cm" draw:start-shape="id3" draw:end-shape="id4" svg:d="M9550 10900v650h-400v650" svg:viewBox="0 0 401 1301">
          <text:p/>
        </draw:connector>
        <draw:connector draw:style-name="gr7" draw:text-style-name="P2" draw:layer="layout" svg:x1="9.15cm" svg:y1="14.8cm" svg:x2="9.15cm" svg:y2="16cm" draw:start-shape="id4" draw:start-glue-point="8" draw:end-shape="id5" draw:end-glue-point="4" svg:d="M9150 14800v1200" svg:viewBox="0 0 1 1201">
          <text:p/>
        </draw:connector>
        <draw:connector draw:style-name="gr7" draw:text-style-name="P2" draw:layer="layout" svg:x1="9.15cm" svg:y1="20.1cm" svg:x2="9.35cm" svg:y2="21.6cm" draw:start-shape="id5" draw:start-glue-point="6" draw:end-shape="id6" svg:d="M9150 20100v751h200v749" svg:viewBox="0 0 201 1501">
          <text:p/>
        </draw:connector>
        <draw:connector draw:style-name="gr8" draw:text-style-name="P2" draw:layer="layout" svg:x1="11.6cm" svg:y1="18.05cm" svg:x2="12.263cm" svg:y2="6.45cm" draw:start-shape="id5" draw:start-glue-point="7" draw:end-shape="id2" draw:end-glue-point="6" svg:d="M11600 18050h2002v-11600h-1339" svg:viewBox="0 0 2003 11601">
          <text:p text:style-name="P1">Tak</text:p>
        </draw:connector>
        <draw:frame draw:style-name="gr9" draw:text-style-name="P3" draw:layer="layout" svg:width="1.6cm" svg:height="0.962cm" svg:x="9.5cm" svg:y="20.4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8:08:52.205749308</meta:creation-date>
    <dc:date>2018-11-28T08:35:22.699462698</dc:date>
    <meta:editing-duration>PT4M46S</meta:editing-duration>
    <meta:editing-cycles>2</meta:editing-cycles>
    <meta:generator>LibreOffice/6.0.6.2$Linux_X86_64 LibreOffice_project/00m0$Build-2</meta:generator>
    <meta:document-statistic meta:object-count="13"/>
  </office:meta>
</office:document-meta>
</file>